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workSoEver43">
      <style:table-properties table:display="true" style:writing-mode="lr-tb"/>
    </style:style>
    <style:style style:name="ta2" style:family="table" style:master-page-name="PageStyle_5f_quickAndRough5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oEver4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workSoEver43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Gradual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ccommodat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Hypothesis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aspec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Seem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harbour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Telecas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ulminat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limax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onsum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er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upposition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Typical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ickAndRough5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quickAndRough52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Approximate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tress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Ring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fragrance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Charcoal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sentiment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tun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opini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Mine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cartoon</text:p>
          </table:table-cell>
          <table:table-cell table:style-name="ce10" office:value-type="string" calcext:value-type="string">
            <text:p>:</text:p>
          </table:table-cell>
          <table:table-cell table:style-name="ce13"/>
          <table:table-cell table:style-name="ce16" office:value-type="string" calcext:value-type="string">
            <text:p>Fortnight</text:p>
          </table:table-cell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hack</text:p>
          </table:table-cell>
          <table:table-cell table:style-name="ce11" office:value-type="string" calcext:value-type="string">
            <text:p>:</text:p>
          </table:table-cell>
          <table:table-cell table:style-name="ce14"/>
          <table:table-cell table:style-name="ce17" office:value-type="string" calcext:value-type="string">
            <text:p>Stretch</text:p>
          </table:table-cell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oEver43" style:display-name="PageStyle_workSoEver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ickAndRough52" style:display-name="PageStyle_quickAndRough5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98" meta:object-count="0"/>
    <meta:generator>LibreOfficeDev/6.0.5.2$Linux_X86_64 LibreOffice_project/</meta:generator>
  </office:meta>
</office:document-meta>
</file>